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iraGO Book" svg:font-family="'FiraGO Book'" style:font-pitch="variable"/>
    <style:font-face style:name="FiraGO Light" svg:font-family="'FiraGO Ligh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all-the-icons" svg:font-family="all-the-icon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23264f" officeooo:paragraph-rsid="0023264f"/>
    </style:style>
    <style:style style:name="P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FiraGO Book"/>
    </style:style>
    <style:style style:name="P5" style:family="paragraph">
      <loext:graphic-properties draw:fill="none" draw:fill-color="#ffffff"/>
      <style:text-properties style:font-name="Cantarel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text-properties fo:color="#ffffff" loext:opacity="100%" style:font-name="Cantarell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ffffff" loext:opacity="100%" style:font-name="Cantarell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ffffff" loext:opacity="100%" style:font-name="Cantarell"/>
    </style:style>
    <style:style style:name="P9" style:family="paragraph">
      <style:text-properties fo:color="#ffffff" loext:opacity="100%" style:font-name="Cantarell"/>
    </style:style>
    <style:style style:name="P10" style:family="paragraph">
      <loext:graphic-properties draw:fill="none" draw:fill-color="#ffffff"/>
      <style:paragraph-properties fo:text-align="start"/>
      <style:text-properties fo:color="#ffffff" loext:opacity="100%" style:font-name="Cantarell"/>
    </style:style>
    <style:style style:name="P11" style:family="paragraph">
      <loext:graphic-properties draw:fill="none" draw:fill-color="#ffffff"/>
      <style:text-properties fo:color="#ffffff" loext:opacity="100%" style:font-name="Cantarell1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-color="#666666"/>
    </style:style>
    <style:style style:name="P13" style:family="paragraph">
      <loext:graphic-properties draw:fill-color="#3465a4"/>
    </style:style>
    <style:style style:name="T1" style:family="text">
      <style:text-properties style:font-name="FiraGO Book" fo:font-weight="bold" style:font-weight-asian="bold" style:font-weight-complex="bold"/>
    </style:style>
    <style:style style:name="T2" style:family="text">
      <style:text-properties style:font-name="FiraGO Book" fo:font-weight="normal" style:font-weight-asian="normal" style:font-weight-complex="normal"/>
    </style:style>
    <style:style style:name="T3" style:family="text">
      <style:text-properties style:font-name="FiraGO Book" style:text-underline-style="none" fo:font-weight="bold" style:font-weight-asian="bold" style:font-weight-complex="bold"/>
    </style:style>
    <style:style style:name="T4" style:family="text">
      <style:text-properties fo:color="#ffffff" loext:opacity="100%" style:font-name="Cantarel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color="#ffffff" loext:opacity="100%" style:font-name="Cantarell" fo:font-size="12pt" style:font-size-asian="12pt" style:font-size-complex="12pt"/>
    </style:style>
    <style:style style:name="T6" style:family="text">
      <style:text-properties fo:color="#ffffff" loext:opacity="100%" style:font-name="Cantarel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" fo:font-weight="normal" style:font-weight-asian="normal" style:font-weight-complex="normal"/>
    </style:style>
    <style:style style:name="T9" style:family="text">
      <style:text-properties style:font-name="FiraGO Book"/>
    </style:style>
    <style:style style:name="T10" style:family="text">
      <style:text-properties style:font-name="FiraGO Book" fo:language="fr" fo:country="FR"/>
    </style:style>
    <style:style style:name="T11" style:family="text">
      <style:text-properties style:font-name="Cantarel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fo:color="#ffffff" loext:opacity="100%" style:font-name="Cantarell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loext:opacity="100%" style:font-name="Cantarell"/>
    </style:style>
    <style:style style:name="T14" style:family="text">
      <style:text-properties fo:color="#ffffff" loext:opacity="100%" style:font-name="Cantarell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ffffff" loext:opacity="100%" style:font-name="Cantarell1" fo:font-size="22pt" fo:language="fr" fo:country="FR" fo:font-weight="normal" style:font-size-asian="22pt" style:font-weight-asian="normal" style:font-size-complex="22pt" style:font-weight-complex="normal"/>
    </style:style>
    <style:style style:name="T16" style:family="text">
      <style:text-properties fo:color="#ffffff" loext:opacity="100%" style:font-name="Cantarell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4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-color="#666666" draw:textarea-horizontal-align="justify" draw:textarea-vertical-align="middle" draw:auto-grow-height="false" fo:min-height="10.9992in" fo:min-width="2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3465a4" draw:fill-color="#3465a4" draw:textarea-horizontal-align="justify" draw:textarea-vertical-align="middle" draw:auto-grow-height="false" fo:min-height="1.0827in" fo:min-width="8.49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1" draw:text-style-name="P13" svg:width="8.4941in" svg:height="1.0831in" svg:x="-0.3846in" svg:y="-0.7874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0" draw:text-style-name="P12" svg:width="2.2606in" svg:height="10.9996in" svg:x="-0.7827in" svg:y="-0.7874in"><text:p/><draw:enhanced-geometry svg:viewBox="0 0 21600 21600" draw:type="rectangle" draw:enhanced-path="M 0 0 L 21600 0 21600 21600 0 21600 0 0 Z N"/></draw:custom-shape><draw:frame text:anchor-type="paragraph" draw:z-index="2" draw:name="Text Frame 1" draw:style-name="gr7" draw:text-style-name="P11" svg:width="2.615in" svg:height="0.3961in" svg:x="3.2071in" svg:y="-0.4862in"><draw:text-box><text:p><text:span text:style-name="T15">Étudiant</text:span><text:span text:style-name="T16"> ingénieur</text:span></text:p></draw:text-box></draw:frame><draw:frame text:anchor-type="paragraph" draw:z-index="3" draw:name="Text Frame 2" draw:style-name="gr9" draw:text-style-name="P10" svg:width="2.1878in" svg:height="2.4358in" svg:x="-0.7201in" svg:y="0.8701in"><draw:text-box><text:p text:style-name="P8"><text:span text:style-name="T4">CONTACTES:</text:span></text:p><text:p text:style-name="P9"><text:span text:style-name="T13"/></text:p><text:p text:style-name="P9"><text:span text:style-name="T14">Telephone:</text:span></text:p><text:p text:style-name="P9"><text:span text:style-name="T13">06.01.18.40.15</text:span></text:p><text:p text:style-name="P9"><text:span text:style-name="T13"/></text:p><text:p text:style-name="P9"><text:span text:style-name="T14">Email:</text:span><text:span text:style-name="T13"> </text:span><text:span text:style-name="T5">chassagnol.remi@gmail.com</text:span></text:p><text:p text:style-name="P9"><text:span text:style-name="T5"><text:a xlink:href="mailto:remi.chassagnol@etu.uca.fr" xlink:type="simple">remi.chassagnol@etu.uca.fr</text:a></text:span></text:p></draw:text-box></draw:frame><draw:frame text:anchor-type="paragraph" draw:z-index="4" draw:name="Text Frame 3" draw:style-name="gr8" draw:text-style-name="P7" svg:width="2.5524in" svg:height="0.8543in" svg:x="-0.589in" svg:y="-0.5591in"><draw:text-box><text:p text:style-name="P6"><text:span text:style-name="T12">CHASSAGNOL</text:span></text:p><text:p text:style-name="P6"><text:span text:style-name="T12">Rémi</text:span></text:p></draw:text-box></draw:frame><draw:frame text:anchor-type="paragraph" draw:z-index="5" draw:name="Text Frame 4" draw:style-name="gr7" draw:text-style-name="P5" svg:width="1.9795in" svg:height="0.3961in" svg:x="1.7591in" svg:y="1.8264in"><draw:text-box><text:p><text:span text:style-name="T11">EXPERIENCES:</text:span></text:p></draw:text-box></draw:frame><draw:frame text:anchor-type="paragraph" draw:z-index="6" draw:name="Text Frame 5" draw:style-name="gr6" draw:text-style-name="P5" svg:width="2.3024in" svg:height="0.4713in" svg:x="1.7591in" svg:y="5.1075in"><draw:text-box><text:p><text:span text:style-name="T11">COMPETENCES:</text:span></text:p></draw:text-box></draw:frame><draw:frame text:anchor-type="paragraph" draw:z-index="7" draw:name="Text Frame 6" draw:style-name="gr6" draw:text-style-name="P5" svg:width="2.3024in" svg:height="0.4713in" svg:x="1.7591in" svg:y="7.6016in"><draw:text-box><text:p><text:span text:style-name="T11">EDUCATION:</text:span></text:p></draw:text-box></draw:frame><draw:frame text:anchor-type="paragraph" draw:z-index="8" draw:name="Text Frame 7" draw:style-name="gr5" draw:text-style-name="P4" svg:width="5.8752in" svg:height="1.0421in" svg:x="1.6445in" svg:y="0.5661in"><draw:text-box><text:p><text:span text:style-name="T10">Passionné</text:span><text:span text:style-name="T9"> </text:span><text:span text:style-name="T10">d’informatique</text:span><text:span text:style-name="T9"> depuis le lycée, je suis </text:span><text:span text:style-name="T9">maintenant en école d’ingénieur à l’ISIMA.</text:span></text:p></draw:text-box></draw:frame><draw:frame text:anchor-type="paragraph" draw:z-index="9" draw:name="Text Frame 8" draw:style-name="gr4" draw:text-style-name="P3" svg:width="5.2087in" svg:height="2.3961in" svg:x="2.1756in" svg:y="2.3366in"><draw:text-box><text:p><text:span text:style-name="T8">• </text:span><text:span text:style-name="T2">Le projet de 2ème année de </text:span><text:span text:style-name="T2">prépa intégrée m’a permis de </text:span><text:span text:style-name="T2">découvrir le </text:span><text:span text:style-name="T1">dévleloppement web</text:span><text:span text:style-name="T2"> </text:span><text:span text:style-name="T2">avec la création d’un site </text:span><text:span text:style-name="T2">permettant l’évaluation de test </text:span><text:span text:style-name="T2">unitaires sur des morceaux de </text:span><text:span text:style-name="T2">code fournis par l’utilisateur.</text:span></text:p><text:p><text:span text:style-name="T2"/></text:p><text:p><text:span text:style-name="T8">• </text:span><text:span text:style-name="T2">Mes différents </text:span><text:span text:style-name="T1">projets </text:span><text:span text:style-name="T1">personnels</text:span><text:span text:style-name="T2"> mon permis de me </text:span><text:span text:style-name="T2">perfectionner une </text:span><text:span text:style-name="T1">programmation</text:span><text:span text:style-name="T2"> </text:span><text:span text:style-name="T2">et en </text:span><text:span text:style-name="T1">algorithmiques</text:span><text:span text:style-name="T2"> ainsi que de </text:span><text:span text:style-name="T2">découvrir de nouveau langages tel </text:span><text:span text:style-name="T2">que </text:span><text:span text:style-name="T1">haskell</text:span><text:span text:style-name="T2">, </text:span><text:span text:style-name="T1">lisp</text:span><text:span text:style-name="T2">, </text:span><text:span text:style-name="T1">C </text:span><text:span text:style-name="T2">et</text:span><text:span text:style-name="T2"> </text:span><text:span text:style-name="T1">rust.</text:span></text:p><text:p><text:span text:style-name="T8"/></text:p><text:p><text:span text:style-name="T8">•</text:span> <text:span text:style-name="T9">Le </text:span><text:span text:style-name="T10">projet</text:span><text:span text:style-name="T9"> de fin de </text:span><text:span text:style-name="T10">première</text:span><text:span text:style-name="T9"> </text:span><text:span text:style-name="T9">année à l’ISIMA m’a permis </text:span><text:span text:style-name="T9">d’appréhender le </text:span><text:span text:style-name="T1">travail en équipe</text:span><text:span text:style-name="T2"> </text:span><text:span text:style-name="T2">et de maitriser l’outil </text:span><text:span text:style-name="T1">git</text:span><text:span text:style-name="T2">.</text:span></text:p></draw:text-box></draw:frame><draw:frame text:anchor-type="paragraph" draw:z-index="10" draw:name="Text Frame 9" draw:style-name="gr3" draw:text-style-name="P2" svg:width="4.0106in" svg:height="0.7189in" svg:x="1.9465in" svg:y="8.1701in"><draw:text-box><text:p><text:span text:style-name="T1">- </text:span><text:span text:style-name="T1">Bac SSI </text:span><text:span text:style-name="T2">(Sciences de </text:span><text:span text:style-name="T2">l’ingénieur)</text:span></text:p><text:p><text:span text:style-name="T1">- Prép’ISIMA</text:span><text:span text:style-name="T2"> (prépa </text:span><text:span text:style-name="T2">intégrée de l’ISIMA)</text:span></text:p><text:p><text:span text:style-name="T1">- Cursus ingénieur à </text:span><text:span text:style-name="T1">l’ISIMA</text:span><text:span text:style-name="T2"> (2ème année)</text:span></text:p></draw:text-box></draw:frame><draw:frame text:anchor-type="paragraph" draw:z-index="11" draw:name="Text Frame 10" draw:style-name="gr2" draw:text-style-name="P3" svg:width="2.115in" svg:height="1.9067in" svg:x="-0.7201in" svg:y="3.0661in"><draw:text-box><text:p><text:span text:style-name="T4">AUTRE</text:span></text:p><text:p><text:span text:style-name="T5"/></text:p><text:p><text:span text:style-name="T6">Git:</text:span></text:p><text:p><text:span text:style-name="T7">github/drfailer</text:span></text:p><text:p><text:span text:style-name="T7"/></text:p><text:p><text:span text:style-name="T6">Mon site:</text:span></text:p><text:p><text:span text:style-name="T7">https://perso.isima.fr/</text:span><text:span text:style-name="T7">~rechassagn1</text:span></text:p></draw:text-box></draw:frame><draw:frame text:anchor-type="paragraph" draw:z-index="12" draw:name="Text Frame 11" draw:style-name="gr1" draw:text-style-name="P2" svg:width="4.0106in" svg:height="1.5587in" svg:x="1.9465in" svg:y="5.6764in"><draw:text-box><text:p><text:span text:style-name="T1">- </text:span><text:span text:style-name="T2">Dévellopement en </text:span><text:span text:style-name="T1">C</text:span></text:p><text:p><text:span text:style-name="T1">- </text:span><text:span text:style-name="T2">Dévellpement </text:span><text:span text:style-name="T1">web</text:span></text:p><text:p><text:span text:style-name="T1">- </text:span><text:span text:style-name="T2">Maitrise de </text:span><text:span text:style-name="T1">Linux</text:span></text:p><text:p><text:span text:style-name="T1">- </text:span><text:span text:style-name="T2">Niveau </text:span><text:span text:style-name="T3">B1</text:span><text:span text:style-name="T2"> en </text:span><text:span text:style-name="T1">anglais</text:span></text:p><text:p><text:span text:style-name="T1">- Git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iraGO Book" svg:font-family="'FiraGO Book'" style:font-pitch="variable"/>
    <style:font-face style:name="FiraGO Light" svg:font-family="'FiraGO Light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all-the-icons" svg:font-family="all-the-ico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1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1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0:50:43.323050615</meta:creation-date>
    <dc:date>2022-08-26T11:57:02.920966484</dc:date>
    <meta:editing-duration>PT23M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